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Liberation Serif1" fo:language="es" fo:country="ES" style:font-name-asian="Liberation Serif1" style:language-asian="es" style:country-asian="ES" style:font-name-complex="Liberation Serif1" style:language-complex="es" style:country-complex="ES"/>
    </style:style>
    <style:style style:name="P2" style:family="paragraph" style:parent-style-name="Heading_20_1">
      <style:paragraph-properties fo:text-align="center" style:justify-single-word="false"/>
      <style:text-properties fo:font-size="28pt" style:font-size-asian="28pt" style:font-size-complex="28pt"/>
    </style:style>
    <style:style style:name="P3" style:family="paragraph" style:parent-style-name="Standard" style:list-style-name="L1"/>
    <style:style style:name="P4" style:family="paragraph" style:parent-style-name="Standard" style:list-style-name="L1">
      <style:text-properties style:font-name="Liberation Serif1" fo:language="es" fo:country="ES" style:font-name-asian="Liberation Serif1" style:language-asian="es" style:country-asian="ES" style:font-name-complex="Liberation Serif1" style:language-complex="es" style:country-complex="ES"/>
    </style:style>
    <style:style style:name="P5" style:family="paragraph" style:parent-style-name="Standard" style:list-style-name="L1">
      <style:text-properties style:font-name="Liberation Serif1" fo:language="es" fo:country="ES" fo:font-weight="bold" style:font-name-asian="Liberation Serif1" style:language-asian="es" style:country-asian="ES" style:font-weight-asian="bold" style:font-name-complex="Liberation Serif1" style:language-complex="es" style:country-complex="ES" style:font-weight-complex="bold"/>
    </style:style>
    <style:style style:name="T1" style:family="text">
      <style:text-properties style:font-name="Liberation Serif1" fo:language="es" fo:country="ES" style:font-name-asian="Liberation Serif1" style:language-asian="es" style:country-asian="ES" style:font-name-complex="Liberation Serif1" style:language-complex="es" style:country-complex="ES"/>
    </style:style>
    <style:style style:name="T2" style:family="text">
      <style:text-properties style:font-name="Liberation Serif1" fo:language="es" fo:country="ES" style:text-underline-style="none" style:font-name-asian="Liberation Serif1" style:language-asian="es" style:country-asian="ES" style:font-name-complex="Liberation Serif1" style:language-complex="es" style:country-complex="ES"/>
    </style:style>
    <style:style style:name="T3" style:family="text">
      <style:text-properties style:font-name="Liberation Serif1" fo:language="es" fo:country="ES" fo:font-weight="bold" style:font-name-asian="Liberation Serif1" style:language-asian="es" style:country-asian="ES" style:font-weight-asian="bold" style:font-name-complex="Liberation Serif1" style:language-complex="es" style:country-complex="ES" style:font-weight-complex="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stalación de GESTAS</text:h>
      <text:p text:style-name="P1"/>
      <text:p text:style-name="P1"><text:tab/>En la actualidad GESTAS sólo se puede instalar desde el código fuente,ya que el estado del proyecto es muy inicial como para que merezca la pena dedicar esfuerzo en el desarrollo de paquetes para las distintas distribuciones de GNU/Linux. Los pasos a seguir para instalar GESTAS</text:p>
      <text:p text:style-name="P1">desde el código fuente son los siguientes:</text:p>
      <text:p text:style-name="P1"/>
      <text:list xml:id="list2094439195" text:style-name="L1">
        <text:list-item>
          <text:p text:style-name="P4"><text:span text:style-name="T4">Descargar el programa:</text:span> Hay dos maneras de descargarse el código fuente de GESTAS, a través de la página web oficial del proyecto (http://gestas.opentia.org), en la que se pueden encontrar las versiones estables que se van publicando del proyecto, así como documentación e información sobre el proyecto, o a través del repositorio donde está alojado el proyecto (https://forja.rediris.es/projects/cusl3-gestas/). El repositorio del proyecto está gestionado con subversion, con lo que para descargar el código fuente de dicho repositorio hay que tener instalado subversion y ejecutar el siguiente comando:</text:p>
          <text:p text:style-name="P4"/>
          <text:list>
            <text:list-header>
              <text:p text:style-name="P4">$ svn co https://forja.rediris.es/svn/cusl3-gestas/trunk/software gestas</text:p>
              <text:p text:style-name="P4"/>
            </text:list-header>
          </text:list>
          <text:p text:style-name="P4">Subversion (http://subversion.tigris.org) es un sistema de control de versiones que está disponible en la mayoría de las distribuciones GNU/Linux (yo diría que todas) como paquete binario, con lo que resulta sencillo instalarlo a partir de un gestor de paquetes.</text:p>
        </text:list-item>
        <text:list-item>
          <text:p text:style-name="P4"><text:span text:style-name="T4">Instalar dependencias:</text:span> Actualmente GESTAS depende de los siguientes paquetes Debian: mysql-server-5.0, mysql-client-5.0, apache2, libapache2-mod-php5, php5, php5-mysql y php-gettext. Estos paquetes son de uso común en GNU/Linux, con lo que la mayoría de las distribuciones tienen un paquete binario disponible para su instalación.</text:p>
        </text:list-item>
        <text:list-item>
          <text:p text:style-name="P4"><text:span text:style-name="T4">Crear la base de datos:</text:span> GESTAS trabaja con una base de datos, con lo que tendremos que crear una y dar permisos a un usuario para acceder a dicha base de datos. En MySQL las bases de datos se crean con el siguiente comando:</text:p>
          <text:p text:style-name="P4"/>
          <text:list>
            <text:list-header>
              <text:p text:style-name="P4">$ mysqladmin -u &lt;admin&gt; create gestas</text:p>
              <text:p text:style-name="P4"/>
            </text:list-header>
          </text:list>
          <text:p text:style-name="P4">donde &lt;admin&gt; es el administrador del servidor mysql (generalmente el usuario root) y gestas es el nombre de la base de datos. Para crear un nuevo usuario y darle permisos sobre la base de datos debemos de ejecutar las siguientes instrucciones:</text:p>
          <text:p text:style-name="P4"/>
          <text:list text:continue-numbering="true">
            <text:list-header>
              <text:p text:style-name="P4">$ mysql -u &lt;admin&gt;</text:p>
              <text:p text:style-name="P4">sql&gt; GRANT ALL PRIVILEGES ON gestas.* TO usuario_gestas IDENTIFIED BY 'contraseña_gestas';</text:p>
              <text:p text:style-name="P4">sql&gt; FLUSH PRIVILEGES;</text:p>
              <text:p text:style-name="P4">sql&gt; exit</text:p>
              <text:p text:style-name="P4"/>
            </text:list-header>
          </text:list>
          <text:p text:style-name="P4">donde admin, como en el caso anterior, es el administrador del servidor mysql, usuario_gestas es el usuario que va a administrar la base de datos de la aplicación y contraseña_gestas es la contraseña que va a utilizar el administrador de la base de datos de la aplicación.</text:p>
        </text:list-item>
        <text:list-item>
          <text:p text:style-name="P3"><text:span text:style-name="T3">Configuración de parámetros:</text:span><text:span text:style-name="T1"> Antes de cargar las tablas a la base de datos hay que configurar algunos parámetros básicos que utiliza la aplicación. Para ello hay que crear un fichero, mysql-configs.sql, en el directorio sql de donde se haya descargado gestas. En ese mismo directorio verás un fichero, mysql-configs.sql.default, con los parámetros que hay que configurar, con lo que lo puedes copiar a mysql-configs.sql y configurar los parámetros convenientemente. Actualmente el parámetro que debes de modificar es dir_base, que indica </text:span><text:soft-page-break/><text:span text:style-name="T1">el directorio base donde se encuentra la aplicación (se representará a partir de ahora como &lt;GESTAS&gt;).</text:span></text:p>
        </text:list-item>
        <text:list-item>
          <text:p text:style-name="P3"><text:span text:style-name="T3">Cargar el esquema:</text:span><text:span text:style-name="T1"> Después de haber configurado los </text:span><text:span text:style-name="T2">parámetros</text:span><text:span text:style-name="T1"> que se van a insertar en la base de datos deberás cargar el esquema de tablas y los datos en la base de datos, para lo cual deberás de ejecutar las siguientes instrucciones:</text:span></text:p>
          <text:list>
            <text:list-header>
              <text:p text:style-name="P4">$ cd &lt;GESTAS&gt;/sql</text:p>
              <text:p text:style-name="P4">$ mysql -u &lt;admin&gt;</text:p>
              <text:p text:style-name="P4">sql&gt; use gestas;</text:p>
              <text:p text:style-name="P4">sql&gt; source mysql.sql;</text:p>
              <text:p text:style-name="P4">sql&gt; exit;</text:p>
              <text:p text:style-name="P4"/>
            </text:list-header>
          </text:list>
          <text:p text:style-name="P4">Nota: esta orden borra al completo la base de datos gestas que hubiera anteriormente.</text:p>
        </text:list-item>
        <text:list-item>
          <text:p text:style-name="P4"><text:span text:style-name="T4">Configurar la conexión a la base de datos:</text:span> Una vez tenemos cargado el esquema de la base de datos vamos a crear un pequeño archivo, const.php, en el que indicaremos los datos de conexión a la base de datos. Para ello vamos al directorio raíz donde está el código fuente, copiamos el fichero const.php.default a const.php y editamos dicho fichero, indicando todos los datos de conexión a la base de datos (usuario, contraseña, host, nombre de la base de datos y puerto). Como base se puede copiar el fichero const.php.default que existe en dicho directorio.</text:p>
        </text:list-item>
        <text:list-item>
          <text:p text:style-name="P4"><text:span text:style-name="T4">Dar acceso a la aplicación:</text:span> Para que la aplicación se vea desde cualquier ordenador deberemos de configurar el servidor web Apache. Para eso hay que crear un nuevo fichero en /etc/apache2/sites-available con los datos del VirtualHost y enlazar desde /etc/apache2/sites-enabled a este fichero, reiniciando el servidor una vez este configurado. Si lo que quieres es probar la aplicación de manera local basta con poner en un directorio o subdirectorio que este ya configurado con Apache para poder acceder desde local.</text:p>
        </text:list-item>
        <text:list-item>
          <text:p text:style-name="P5">Reiniciar apache ejecutando:</text:p>
          <text:p text:style-name="P4"/>
          <text:list>
            <text:list-header>
              <text:p text:style-name="P4">$ /etc/init.d/apache2 restart</text:p>
              <text:p text:style-name="P4"/>
            </text:list-header>
          </text:list>
          <text:p text:style-name="P4">Con estos sencillos pasos tendrás ya instalada una versión de GESTAS, así que diviértete y !¡a hackear!</text:p>
        </text:list-item>
      </text:list>
      <text:p text:style-name="P1"/>
      <text:p text:style-name="P1">NOTA IMPORTANTE: Actualmente existe una limitación por la cual GESTAS no funciona con la versión oldestable de Debian (etch). En Debian stable (lenny) sí funciona perfectamente. Parece ser un problema con el php5 de dicha ver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9-03-31T04:38:00</meta:creation-date>
    <dc:date>2009-03-31T04:59:32</dc:date>
    <dc:creator>Pablo Alvarez de Sotomayor Posadillo</dc:creator>
    <meta:editing-duration>PT00H13M53S</meta:editing-duration>
    <meta:editing-cycles>2</meta:editing-cycles>
    <meta:generator>OpenOffice.org/3.0$Linux OpenOffice.org_project/300m15$Build-9379</meta:generator>
    <meta:document-statistic meta:table-count="0" meta:image-count="0" meta:object-count="0" meta:page-count="2" meta:paragraph-count="29" meta:word-count="795" meta:character-count="5046"/>
  </office:meta>
</office:document-meta>
</file>